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b2a2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2b2a2a" draw:textarea-horizontal-align="justify" draw:textarea-vertical-align="middle" draw:auto-grow-height="false" fo:min-height="15.5cm" fo:min-width="7cm"/>
    </style:style>
    <style:style style:name="gr6" style:family="graphic" style:parent-style-name="standard">
      <style:graphic-properties draw:stroke="none" draw:fill-color="#2b2a2a" draw:textarea-horizontal-align="justify" draw:textarea-vertical-align="middle" draw:auto-grow-height="false" fo:min-height="0.721cm" fo:min-width="0.5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1cm"/>
      <style:paragraph-properties style:writing-mode="lr-tb"/>
    </style:style>
    <style:style style:name="gr8" style:family="graphic" style:parent-style-name="objectwithoutfill">
      <style:graphic-properties svg:stroke-color="#ffff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1cm"/>
      <style:paragraph-properties style:writing-mode="lr-tb"/>
    </style:style>
    <style:style style:name="gr11" style:family="graphic" style:parent-style-name="standard">
      <style:graphic-properties draw:stroke="none" draw:fill-color="#2b2a2a" draw:textarea-horizontal-align="justify" draw:textarea-vertical-align="middle" draw:auto-grow-height="false" fo:min-height="2.75cm" fo:min-width="7.376cm"/>
    </style:style>
    <style:style style:name="gr12" style:family="graphic" style:parent-style-name="standard">
      <style:graphic-properties draw:stroke="none" draw:fill-color="#2b2a2a" draw:textarea-horizontal-align="justify" draw:textarea-vertical-align="middle" draw:auto-grow-height="false" fo:min-height="2.748cm" fo:min-width="5.4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14" style:family="graphic" style:parent-style-name="objectwithoutfill">
      <style:graphic-properties svg:stroke-width="0.081cm" svg:stroke-color="#2b2a2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82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cm"/>
      <style:paragraph-properties style:writing-mode="lr-tb"/>
    </style:style>
    <style:style style:name="gr22" style:family="graphic" style:parent-style-name="standard">
      <style:graphic-properties draw:stroke="none" draw:fill-color="#2b2a2a" draw:textarea-horizontal-align="justify" draw:textarea-vertical-align="middle" draw:auto-grow-height="false" fo:min-height="10.114cm" fo:min-width="16.58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51cm"/>
      <style:paragraph-properties style:writing-mode="lr-tb"/>
    </style:style>
    <style:style style:name="gr25" style:family="graphic" style:parent-style-name="standard">
      <style:graphic-properties draw:stroke="none" draw:fill-color="#2b2a2a" draw:textarea-horizontal-align="justify" draw:textarea-vertical-align="middle" draw:auto-grow-height="false" fo:min-height="8.75cm" fo:min-width="0.5cm"/>
    </style:style>
    <style:style style:name="gr26" style:family="graphic" style:parent-style-name="standard">
      <style:graphic-properties draw:stroke="none" draw:fill-color="#2b2a2a" draw:textarea-horizontal-align="justify" draw:textarea-vertical-align="middle" draw:auto-grow-height="false" fo:min-height="4.7cm" fo:min-width="4.45cm"/>
      <style:paragraph-properties style:writing-mode="lr-tb"/>
    </style:style>
    <style:style style:name="gr27" style:family="graphic" style:parent-style-name="standard">
      <style:graphic-properties draw:stroke="solid" svg:stroke-width="0.071cm" svg:stroke-color="#2b2a2a" draw:marker-start-width="0.308cm" draw:marker-end-width="0.308cm" draw:fill-color="#ffffff" draw:textarea-horizontal-align="justify" draw:textarea-vertical-align="middle" draw:auto-grow-height="false" fo:min-height="4.626cm" fo:min-width="4.376cm" fo:padding-top="0.162cm" fo:padding-bottom="0.162cm" fo:padding-left="0.287cm" fo:padding-right="0.287cm"/>
      <style:paragraph-properties style:writing-mode="lr-tb"/>
    </style:style>
    <style:style style:name="gr28" style:family="graphic" style:parent-style-name="standard">
      <style:graphic-properties draw:stroke="none" draw:fill-color="#2b2a2a" draw:textarea-horizontal-align="justify" draw:textarea-vertical-align="top" draw:auto-grow-height="false" fo:min-height="0.25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3.291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2b2a2a" draw:marker-start-width="0.279cm" draw:marker-end-width="0.279cm" draw:fill-color="#ffffff" draw:textarea-horizontal-align="justify" draw:textarea-vertical-align="top" draw:auto-grow-height="false" fo:min-height="0.198cm" fo:min-width="0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3.29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49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4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1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erdana" fo:font-size="24pt" fo:font-weight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Verdana" fo:font-size="1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2b2a2a"/>
      <style:paragraph-properties fo:text-align="center"/>
    </style:style>
    <style:style style:name="P7" style:family="paragraph">
      <style:paragraph-properties fo:text-align="center" style:writing-mode="lr-tb"/>
      <style:text-properties style:font-name="Verdana"/>
    </style:style>
    <style:style style:name="P8" style:family="paragraph">
      <loext:graphic-properties draw:fill-color="#2b2a2a"/>
      <style:paragraph-properties fo:text-align="center" style:writing-mode="lr-tb"/>
      <style:text-properties style:font-name="Verdana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Verdana" fo:font-size="11p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Noto Sans Mono1" fo:font-size="22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Noto Sans Mono1"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Verdana" fo:font-size="12pt"/>
    </style:style>
    <style:style style:name="P17" style:family="paragraph">
      <loext:graphic-properties draw:fill="none"/>
      <style:paragraph-properties fo:text-align="center"/>
      <style:text-properties style:font-name="Verdana" fo:font-size="12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2" style:family="paragraph">
      <loext:graphic-properties draw:fill-color="#2b2a2a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oto Sans Mono1"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style:font-name="Verdana" fo:font-size="11pt"/>
    </style:style>
    <style:style style:name="T1" style:family="text">
      <style:text-properties style:font-name="Verdana" fo:font-size="24pt" fo:font-weight="normal"/>
    </style:style>
    <style:style style:name="T2" style:family="text">
      <style:text-properties style:font-name="Noto Sans Mono1" fo:font-size="24pt" fo:font-weight="normal"/>
    </style:style>
    <style:style style:name="T3" style:family="text">
      <style:text-properties style:font-name="Verdana" fo:font-size="12pt"/>
    </style:style>
    <style:style style:name="T4" style:family="text">
      <style:text-properties style:font-name="Verdana"/>
    </style:style>
    <style:style style:name="T5" style:family="text">
      <style:text-properties style:font-name="Verdana" fo:font-size="11pt"/>
    </style:style>
    <style:style style:name="T6" style:family="text">
      <style:text-properties style:text-position="33% 58%" style:font-name="Verdana" fo:font-size="11pt"/>
    </style:style>
    <style:style style:name="T7" style:family="text">
      <style:text-properties style:font-name="Verdana" fo:font-size="11pt" fo:font-style="italic" style:font-style-asian="italic" style:font-style-complex="italic"/>
    </style:style>
    <style:style style:name="T8" style:family="text">
      <style:text-properties fo:color="#ffffff" loext:opacity="100%" style:font-name="Noto Sans Mono1" fo:font-size="22pt"/>
    </style:style>
    <style:style style:name="T9" style:family="text">
      <style:text-properties fo:color="#ffffff" loext:opacity="100%" style:font-name="Verdana" fo:font-size="11pt"/>
    </style:style>
    <style:style style:name="T10" style:family="text">
      <style:text-properties style:font-name="Noto Sans Mono1" fo:font-size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line draw:style-name="gr1" draw:text-style-name="P1" draw:layer="layout" svg:x1="2.8cm" svg:y1="5cm" svg:x2="18.6cm" svg:y2="5cm">
          <text:p/>
        </draw:line>
        <draw:frame draw:style-name="gr2" draw:text-style-name="P2" draw:layer="layout" svg:width="16.6cm" svg:height="1.407cm" svg:x="2.5cm" svg:y="3.5cm">
          <draw:text-box>
            <text:p><text:span text:style-name="T1">OTIMIZAÇ</text:span><text:span text:style-name="T1">ÃO </text:span><text:span text:style-name="T1">SISTEMA </text:span><text:span text:style-name="T2">INTEGRAD</text:span><text:span text:style-name="T2">O</text:span></text:p>
          </draw:text-box>
        </draw:frame>
        <draw:frame draw:style-name="gr3" draw:text-style-name="P4" draw:layer="layout" svg:width="9cm" svg:height="2cm" svg:x="18.5cm" svg:y="13.5cm">
          <draw:text-box>
            <text:p text:style-name="P3"><text:span text:style-name="T3">Projeto de Mestrado</text:span></text:p>
            <text:p text:style-name="P3"><text:span text:style-name="T3">Bruno de Lima </text:span><text:span text:style-name="T3">Santos</text:span></text:p>
            <text:p text:style-name="P3"><text:span text:style-name="T3">Leandro Colombi </text:span><text:span text:style-name="T3">Resend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custom-shape draw:style-name="gr5" draw:text-style-name="P6" draw:layer="layout" svg:width="7.5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8" draw:layer="layout" svg:width="1.74cm" svg:height="1.543cm" svg:x="10.38cm" svg:y="0.889cm">
              <text:p text:style-name="P7"><text:span text:style-name="T4">1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8.5cm" svg:y="2.889cm">
              <draw:text-box>
                <text:p text:style-name="P9"><text:span text:style-name="T5">Modelagem a partir do </text:span><text:span text:style-name="T5">trabalho disponível </text:span><text:span text:style-name="T5">(família, contratos e </text:span><text:span text:style-name="T5">externos). Otimiza o </text:span><text:span text:style-name="T5">lucro ao se organizar </text:span><text:span text:style-name="T5">as diferentes formas </text:span><text:span text:style-name="T5">de trabalho (dentro e </text:span><text:span text:style-name="T5">fora) da propriedade.</text:span><text:span text:style-name="T6">[1]</text:span></text:p>
              </draw:text-box>
            </draw:frame>
          </draw:g>
          <draw:g>
            <draw:custom-shape draw:style-name="gr6" draw:text-style-name="P8" draw:layer="layout" svg:width="1.74cm" svg:height="1.543cm" svg:x="17.13cm" svg:y="0.889cm">
              <text:p text:style-name="P7"><text:span text:style-name="T4">2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15.25cm" svg:y="2.889cm">
              <draw:text-box>
                <text:p text:style-name="P9"><text:span text:style-name="T5">Modela </text:span><text:span text:style-name="T5">separadamente </text:span><text:span text:style-name="T5">cultivo e criação de </text:span><text:span text:style-name="T5">animais, otimizando o </text:span><text:span text:style-name="T5">lucro obtido (receita </text:span><text:span text:style-name="T5">menos custo de </text:span><text:span text:style-name="T5">ração/adubo). </text:span><text:span text:style-name="T5">Computa resíduos </text:span><text:span text:style-name="T5">como impacto </text:span><text:span text:style-name="T5">ambiental.</text:span><text:span text:style-name="T6">[2]</text:span></text:p>
              </draw:text-box>
            </draw:frame>
          </draw:g>
          <draw:g>
            <draw:custom-shape draw:style-name="gr6" draw:text-style-name="P8" draw:layer="layout" svg:width="1.74cm" svg:height="1.543cm" svg:x="23.88cm" svg:y="0.889cm">
              <text:p text:style-name="P7"><text:span text:style-name="T4">3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22cm" svg:y="2.889cm">
              <draw:text-box>
                <text:p text:style-name="P9"><text:span text:style-name="T5">Aplicação de DEA e/ou </text:span><text:span text:style-name="T5">MFA. Técnicas de </text:span><text:span text:style-name="T5">integração lavoura-</text:span><text:span text:style-name="T5">pecuária são </text:span><text:span text:style-name="T5">naturalmente </text:span><text:span text:style-name="T5">utilizadas, porém não </text:span><text:span text:style-name="T5">otimizadas o que gera </text:span><text:span text:style-name="T5">poucos impactos.</text:span><text:span text:style-name="T6">[3, 5]</text:span></text:p>
              </draw:text-box>
            </draw:frame>
          </draw:g>
        </draw:g>
        <draw:g>
          <draw:g>
            <draw:custom-shape draw:style-name="gr6" draw:text-style-name="P8" draw:layer="layout" svg:width="1.74cm" svg:height="1.543cm" svg:x="10.38cm" svg:y="8.7cm">
              <text:p text:style-name="P7"><text:span text:style-name="T4">4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8.5cm" svg:y="10.7cm">
              <draw:text-box>
                <text:p text:style-name="P9"><text:span text:style-name="T5">Alocação de terras </text:span><text:span text:style-name="T5">para venda ou </text:span><text:span text:style-name="T5">consumo interno </text:span><text:span text:style-name="T5">(ração), incluindo </text:span><text:span text:style-name="T5">cenários de incerteza </text:span><text:span text:style-name="T5">devido mudanças </text:span><text:span text:style-name="T5">climáticas que afetam </text:span><text:span text:style-name="T5">diferentes tipos de </text:span><text:span text:style-name="T5">cultivos.</text:span><text:span text:style-name="T6">[4]</text:span></text:p>
              </draw:text-box>
            </draw:frame>
          </draw:g>
          <draw:g>
            <draw:custom-shape draw:style-name="gr6" draw:text-style-name="P8" draw:layer="layout" svg:width="1.74cm" svg:height="1.543cm" svg:x="17.13cm" svg:y="8.7cm">
              <text:p text:style-name="P7"><text:span text:style-name="T4">5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15.25cm" svg:y="10.7cm">
              <draw:text-box>
                <text:p text:style-name="P9"><text:span text:style-name="T5">Alocação de terras </text:span><text:span text:style-name="T5">utilizando consórcio, </text:span><text:span text:style-name="T5">de modo a aproveitar </text:span><text:span text:style-name="T5">a combinação de </text:span><text:span text:style-name="T5">culturas para superar </text:span><text:span text:style-name="T5">restrições de solo, </text:span><text:span text:style-name="T5">identificado através </text:span><text:span text:style-name="T5">de modelos de </text:span><text:span text:style-name="T5">simulação prévios.</text:span><text:span text:style-name="T6">[6]</text:span></text:p>
              </draw:text-box>
            </draw:frame>
          </draw:g>
          <draw:g>
            <draw:custom-shape draw:style-name="gr6" draw:text-style-name="P8" draw:layer="layout" svg:width="1.74cm" svg:height="1.543cm" svg:x="23.88cm" svg:y="8.7cm">
              <text:p text:style-name="P7"><text:span text:style-name="T4">6</text:span></text:p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7" draw:text-style-name="P10" draw:layer="layout" svg:width="5.5cm" svg:height="4.011cm" svg:x="22cm" svg:y="10.7cm">
              <draw:text-box>
                <text:p text:style-name="P9"><text:span text:style-name="T5">Otimização de lucro </text:span><text:span text:style-name="T5">da rotação de culturas </text:span><text:span text:style-name="T5">com foco na produção </text:span><text:span text:style-name="T5">orgânica, </text:span><text:span text:style-name="T5">considerando o </text:span><text:span text:style-name="T7">trade-</text:span><text:span text:style-name="T7">off</text:span><text:span text:style-name="T5"> de maior valor </text:span><text:span text:style-name="T5">agregado em troca da </text:span><text:span text:style-name="T5">baixa produtividade.</text:span><text:span text:style-name="T6">[7]</text:span></text:p>
              </draw:text-box>
            </draw:frame>
          </draw:g>
        </draw:g>
        <draw:line draw:style-name="gr8" draw:text-style-name="P1" draw:layer="layout" svg:x1="1.1cm" svg:y1="6.2cm" svg:x2="1cm" svg:y2="15cm">
          <text:p/>
        </draw:line>
        <draw:frame draw:style-name="gr9" draw:text-style-name="P11" draw:layer="layout" svg:width="5.5cm" svg:height="2.369cm" svg:x="1cm" svg:y="1.5cm">
          <draw:text-box>
            <text:p><text:span text:style-name="T8">TRABALHOS </text:span><text:span text:style-name="T8">EXISTENTE</text:span><text:span text:style-name="T8">S</text:span></text:p>
          </draw:text-box>
        </draw:frame>
        <draw:frame draw:style-name="gr10" draw:text-style-name="P13" draw:layer="layout" svg:width="5.5cm" svg:height="5.891cm" svg:x="1.5cm" svg:y="9.5cm">
          <draw:text-box>
            <text:p text:style-name="P12"><text:span text:style-name="T9">Os principais </text:span><text:span text:style-name="T9">trabalhos se </text:span><text:span text:style-name="T9">concentram na </text:span><text:span text:style-name="T9">alocação de terras e </text:span><text:span text:style-name="T9">na rotação de </text:span><text:span text:style-name="T9">culturas, dentro do </text:span><text:span text:style-name="T9">eixo de grandes </text:span><text:span text:style-name="T9">disposições de terras </text:span><text:span text:style-name="T9">(latifúndios). Sob a </text:span><text:span text:style-name="T9">ótica de propriedades </text:span><text:span text:style-name="T9">menores (nem </text:span><text:span text:style-name="T9">sempre familiares), 6 </text:span><text:span text:style-name="T9">abordagens são </text:span><text:span text:style-name="T9">comun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custom-shape draw:style-name="gr11" draw:text-style-name="P6" draw:layer="layout" svg:width="15.75cm" svg:height="9cm" draw:transform="rotate (-1.5707963267949) translate (9cm 0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0.6cm" svg:y1="1.7cm" svg:x2="7.1cm" svg:y2="7.2cm">
          <text:p/>
        </draw:line>
        <draw:custom-shape draw:style-name="gr12" draw:text-style-name="P6" draw:layer="layout" svg:width="11.8cm" svg:height="9.25cm" svg:x="16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6" draw:layer="layout" svg:width="11.8cm" svg:height="9.25cm" svg:x="16.4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0.5cm" svg:height="1.407cm" svg:x="4cm" svg:y="0.593cm">
          <draw:text-box>
            <text:p><text:span text:style-name="T10">LACUNAS </text:span><text:span text:style-name="T10">EXISTENT</text:span><text:span text:style-name="T10">ES</text:span></text:p>
          </draw:text-box>
        </draw:frame>
        <draw:g>
          <draw:g>
            <draw:frame draw:style-name="gr13" draw:text-style-name="P16" draw:layer="layout" svg:width="8.5cm" svg:height="2.75cm" svg:x="8.5cm" svg:y="2.6cm">
              <draw:text-box>
                <text:p text:style-name="P15"><text:span text:style-name="T5">A alocação de terras é </text:span><text:span text:style-name="T5">feita em nível macro </text:span><text:span text:style-name="T5">(total utilizado dentro </text:span><text:span text:style-name="T5">do período de tempo)</text:span><text:span text:style-name="T6">[4]</text:span><text:span text:style-name="T5">, o que não condiz </text:span><text:span text:style-name="T5">com a necessidade de </text:span><text:span text:style-name="T5">alocação dinâmica e </text:span><text:span text:style-name="T5">consumo mensal da </text:span><text:span text:style-name="T5">agricultura familiar.</text:span></text:p>
              </draw:text-box>
            </draw:frame>
          </draw:g>
          <draw:line draw:style-name="gr14" draw:text-style-name="P17" draw:layer="layout" svg:x1="8.4cm" svg:y1="2.4cm" svg:x2="8.4cm" svg:y2="3.6cm">
            <text:p/>
          </draw:line>
        </draw:g>
        <draw:g>
          <draw:g>
            <draw:frame draw:style-name="gr15" draw:text-style-name="P18" draw:layer="layout" svg:width="8.5cm" svg:height="2.75cm" svg:x="11.5cm" svg:y="6.2cm">
              <draw:text-box>
                <text:p text:style-name="P15"><text:span text:style-name="T5">Animais e pessoas </text:span><text:span text:style-name="T5">comem diariamente, </text:span><text:span text:style-name="T5">porém colheitas são </text:span><text:span text:style-name="T5">feitas em outro </text:span><text:span text:style-name="T5">período de tempo. É </text:span><text:span text:style-name="T5">preciso considerar </text:span><text:span text:style-name="T5">esta granularidade </text:span><text:span text:style-name="T5">temporal para que o </text:span><text:span text:style-name="T5">resultado do modelo </text:span><text:span text:style-name="T5">seja aplicável.</text:span></text:p>
              </draw:text-box>
            </draw:frame>
          </draw:g>
          <draw:line draw:style-name="gr14" draw:text-style-name="P1" draw:layer="layout" svg:x1="11.4cm" svg:y1="6cm" svg:x2="11.4cm" svg:y2="7.2cm">
            <text:p/>
          </draw:line>
        </draw:g>
        <draw:g>
          <draw:g>
            <draw:frame draw:style-name="gr16" draw:text-style-name="P18" draw:layer="layout" svg:width="8.5cm" svg:height="3.071cm" svg:x="9.1cm" svg:y="9.35cm">
              <draw:text-box>
                <text:p text:style-name="P15"><text:span text:style-name="T5">Abordar a </text:span><text:span text:style-name="T5">possibilidade de </text:span><text:span text:style-name="T5">trabalho fora da </text:span><text:span text:style-name="T5">propriedade no fim se </text:span><text:span text:style-name="T5">traduz na diáspora </text:span><text:span text:style-name="T5">rural. Esta variável </text:span><text:span text:style-name="T5">introduz viés e gera </text:span><text:span text:style-name="T5">resultados esperados, </text:span><text:span text:style-name="T5">dado o resultado da </text:span><text:span text:style-name="T5">tendência de alocar as </text:span><text:span text:style-name="T5">pessoas fora da </text:span><text:span text:style-name="T5">propriedade.</text:span><text:span text:style-name="T6">[1]</text:span></text:p>
              </draw:text-box>
            </draw:frame>
          </draw:g>
          <draw:line draw:style-name="gr14" draw:text-style-name="P1" draw:layer="layout" svg:x1="9cm" svg:y1="9.15cm" svg:x2="9cm" svg:y2="10.35cm">
            <text:p/>
          </draw:line>
        </draw:g>
        <draw:g>
          <draw:g>
            <draw:frame draw:style-name="gr17" draw:text-style-name="P18" draw:layer="layout" svg:width="8.5cm" svg:height="2.75cm" svg:x="5.6cm" svg:y="12.8cm">
              <draw:text-box>
                <text:p text:style-name="P15"><text:span text:style-name="T5">Aceitar o </text:span><text:span text:style-name="T7">trade-off</text:span><text:span text:style-name="T5"> de </text:span><text:span text:style-name="T5">produtos com maior </text:span><text:span text:style-name="T5">valor agregado</text:span><text:span text:style-name="T6">[7]</text:span><text:span text:style-name="T5"> é um </text:span><text:span text:style-name="T5">alto risco, uma vez </text:span><text:span text:style-name="T5">que, sem incentivo </text:span><text:span text:style-name="T5">político, os pequenos </text:span><text:span text:style-name="T5">agricultores não </text:span><text:span text:style-name="T5">conseguem acessar </text:span><text:span text:style-name="T5">diretamente o </text:span><text:span text:style-name="T5">consumidor.</text:span><text:span text:style-name="T6">[8]</text:span></text:p>
              </draw:text-box>
            </draw:frame>
          </draw:g>
          <draw:line draw:style-name="gr14" draw:text-style-name="P1" draw:layer="layout" svg:x1="5.5cm" svg:y1="12.6cm" svg:x2="5.5cm" svg:y2="13.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custom-shape draw:style-name="gr11" draw:text-style-name="P6" draw:layer="layout" svg:width="15.75cm" svg:height="9cm" draw:transform="rotate (-1.5707963267949) translate (9cm 0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0.6cm" svg:y1="1.7cm" svg:x2="7.1cm" svg:y2="7.2cm">
          <text:p/>
        </draw:line>
        <draw:custom-shape draw:style-name="gr12" draw:text-style-name="P6" draw:layer="layout" svg:width="11.8cm" svg:height="9.25cm" svg:x="16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6" draw:layer="layout" svg:width="11.8cm" svg:height="9.25cm" svg:x="16.4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0.5cm" svg:height="1.407cm" svg:x="4cm" svg:y="0.593cm">
          <draw:text-box>
            <text:p><text:span text:style-name="T10">LACUNAS </text:span><text:span text:style-name="T10">EXISTENT</text:span><text:span text:style-name="T10">ES</text:span></text:p>
          </draw:text-box>
        </draw:frame>
        <draw:g>
          <draw:g>
            <draw:frame draw:style-name="gr18" draw:text-style-name="P16" draw:layer="layout" svg:width="8.5cm" svg:height="2.75cm" svg:x="8.5cm" svg:y="2.6cm">
              <draw:text-box>
                <text:p text:style-name="P15"><text:span text:style-name="T5">A integração lavoura-</text:span><text:span text:style-name="T5">pecuária é comum</text:span><text:span text:style-name="T6">[3, </text:span><text:span text:style-name="T6">5]</text:span><text:span text:style-name="T5">, porém são </text:span><text:span text:style-name="T5">relatados baixos </text:span><text:span text:style-name="T5">lucros e desempenho </text:span><text:span text:style-name="T5">porque falta um </text:span><text:span text:style-name="T5">modelo de leve em </text:span><text:span text:style-name="T5">consideração a </text:span><text:span text:style-name="T5">integração dos </text:span><text:span text:style-name="T5">insumos e produtos</text:span><text:span text:style-name="T6">[8]</text:span><text:span text:style-name="T5">. </text:span></text:p>
              </draw:text-box>
            </draw:frame>
          </draw:g>
          <draw:line draw:style-name="gr14" draw:text-style-name="P17" draw:layer="layout" svg:x1="8.4cm" svg:y1="2.4cm" svg:x2="8.4cm" svg:y2="3.6cm">
            <text:p/>
          </draw:line>
        </draw:g>
        <draw:g>
          <draw:g>
            <draw:frame draw:style-name="gr19" draw:text-style-name="P18" draw:layer="layout" svg:width="8.5cm" svg:height="2.75cm" svg:x="11.5cm" svg:y="6.2cm">
              <draw:text-box>
                <text:p text:style-name="P15"><text:span text:style-name="T5">Considerar os resíduos </text:span><text:span text:style-name="T5">(animais e vegetais) </text:span><text:span text:style-name="T5">como impacto </text:span><text:span text:style-name="T5">ambiental</text:span><text:span text:style-name="T6">[2]</text:span><text:span text:style-name="T5"> é </text:span><text:span text:style-name="T5">desconsiderar a </text:span><text:span text:style-name="T5">possibilidade de </text:span><text:span text:style-name="T5">reutilização em </text:span><text:span text:style-name="T5">sistema fechado, </text:span><text:span text:style-name="T5">substituindo a rotação </text:span><text:span text:style-name="T5">de culturas</text:span><text:span text:style-name="T6">[8]</text:span><text:span text:style-name="T5">.</text:span></text:p>
              </draw:text-box>
            </draw:frame>
          </draw:g>
          <draw:line draw:style-name="gr14" draw:text-style-name="P1" draw:layer="layout" svg:x1="11.4cm" svg:y1="6cm" svg:x2="11.4cm" svg:y2="7.2cm">
            <text:p/>
          </draw:line>
        </draw:g>
        <draw:g>
          <draw:g>
            <draw:frame draw:style-name="gr20" draw:text-style-name="P18" draw:layer="layout" svg:width="8.5cm" svg:height="2.75cm" svg:x="9.1cm" svg:y="9.35cm">
              <draw:text-box>
                <text:p text:style-name="P15"><text:span text:style-name="T5">Pequenos agricultores </text:span><text:span text:style-name="T5">buscam a </text:span><text:span text:style-name="T5">diversificação (e </text:span><text:span text:style-name="T5">integração por </text:span><text:span text:style-name="T5">consequência) por </text:span><text:span text:style-name="T5">causa da incerteza do </text:span><text:span text:style-name="T5">trabalho</text:span><text:span text:style-name="T6">[4]</text:span><text:span text:style-name="T5">, porém não </text:span><text:span text:style-name="T5">existem modelos que </text:span><text:span text:style-name="T5">atendam suas </text:span><text:span text:style-name="T5">necessidades</text:span><text:span text:style-name="T6">[8]</text:span><text:span text:style-name="T5">.</text:span></text:p>
              </draw:text-box>
            </draw:frame>
          </draw:g>
          <draw:line draw:style-name="gr14" draw:text-style-name="P1" draw:layer="layout" svg:x1="9cm" svg:y1="9.15cm" svg:x2="9cm" svg:y2="10.35cm">
            <text:p/>
          </draw:line>
        </draw:g>
        <draw:g>
          <draw:g>
            <draw:frame draw:style-name="gr21" draw:text-style-name="P18" draw:layer="layout" svg:width="8.5cm" svg:height="2.75cm" svg:x="5.6cm" svg:y="12.8cm">
              <draw:text-box>
                <text:p text:style-name="P15"><text:span text:style-name="T5">Sistemas de </text:span><text:span text:style-name="T5">simulação são caros e </text:span><text:span text:style-name="T5">complexos para </text:span><text:span text:style-name="T5">serem utilizados pela </text:span><text:span text:style-name="T5">agricultura familiar</text:span><text:span text:style-name="T6">[6]</text:span><text:span text:style-name="T5">, </text:span><text:span text:style-name="T5">o que gera um </text:span><text:span text:style-name="T5">sentimento maior de </text:span><text:span text:style-name="T5">desamparo destes </text:span><text:span text:style-name="T5">agricultores</text:span><text:span text:style-name="T6">[5]</text:span><text:span text:style-name="T5">.</text:span></text:p>
              </draw:text-box>
            </draw:frame>
          </draw:g>
          <draw:line draw:style-name="gr14" draw:text-style-name="P1" draw:layer="layout" svg:x1="5.5cm" svg:y1="12.6cm" svg:x2="5.5cm" svg:y2="13.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3.037cm">
          <draw:text-box>
            <text:p><text:span text:style-name="T10">PROPOSTA </text:span><text:span text:style-name="T10">DO </text:span><text:span text:style-name="T10">PROJETO</text:span></text:p>
          </draw:text-box>
        </draw:frame>
        <draw:frame draw:style-name="gr24" draw:text-style-name="P20" draw:layer="layout" svg:width="10.5cm" svg:height="7.301cm" svg:x="0.7cm" svg:y="6.2cm">
          <draw:text-box>
            <text:p text:style-name="P15"><text:span text:style-name="T5">Desenvolver um </text:span><text:span text:style-name="T5">modelo especializado </text:span><text:span text:style-name="T5">em integração </text:span><text:span text:style-name="T5">lavoura-pecuária com </text:span><text:span text:style-name="T5">granularidade </text:span><text:span text:style-name="T5">temporal. Isto </text:span><text:span text:style-name="T5">significa equacionar o </text:span><text:span text:style-name="T5">uso cíclico de resíduos </text:span><text:span text:style-name="T5">e produtos gerados </text:span><text:span text:style-name="T5">por todas as </text:span><text:span text:style-name="T5">atividades (cultivo e </text:span><text:span text:style-name="T5">criação de animais), </text:span><text:span text:style-name="T5">definindo o consumo </text:span><text:span text:style-name="T5">da família (segurança </text:span><text:span text:style-name="T5">alimentar) como </text:span><text:span text:style-name="T5">restrição necessária.</text:span></text:p>
            <text:p text:style-name="P15"><text:span text:style-name="T5"/></text:p>
            <text:p text:style-name="P15"><text:span text:style-name="T5">Para os cultivos e </text:span><text:span text:style-name="T5">animais, serão </text:span><text:span text:style-name="T5">escolhidos os mais </text:span><text:span text:style-name="T5">adequados para a </text:span><text:span text:style-name="T5">agricultura familiar. </text:span><text:span text:style-name="T5">Neste sentido, testes </text:span><text:span text:style-name="T5">de cenários com </text:span><text:span text:style-name="T5">diferentes culturas, </text:span><text:span text:style-name="T5">disponibilidade de </text:span><text:span text:style-name="T5">animais e situação </text:span><text:span text:style-name="T5">climática (favorável </text:span><text:span text:style-name="T5">ou desfavorável) </text:span><text:span text:style-name="T5">serão executados </text:span><text:span text:style-name="T5">para a avaliação dos </text:span><text:span text:style-name="T5">resultados e </text:span><text:span text:style-name="T5">desempenho do </text:span><text:span text:style-name="T5">model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custom-shape draw:style-name="gr25" draw:text-style-name="P6" draw:layer="layout" svg:width="1cm" svg:height="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10.5cm" svg:height="1.407cm" svg:x="2.6cm" svg:y="1cm">
          <draw:text-box>
            <text:p><text:span text:style-name="T10">CONTRIBU</text:span><text:span text:style-name="T10">IÇÕES</text:span></text:p>
          </draw:text-box>
        </draw:frame>
        <draw:custom-shape draw:style-name="gr26" draw:text-style-name="P22" draw:layer="layout" svg:width="7cm" svg:height="7cm" svg:x="2.05cm" svg:y="3.9cm">
          <text:p text:style-name="P21"><text:span text:style-name="T5">ALOCAR TERRAS NO TEMPO</text:span></text:p>
          <text:p text:style-name="P21"><text:span text:style-name="T5"/></text:p>
          <text:p text:style-name="P21"><text:span text:style-name="T5">Esta é uma forma de suprir uma das lacunas, fazendo com que as atividades (e por consequência a terra) seja utilizada no te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7cm" svg:height="7cm" svg:x="10.951cm" svg:y="3.9cm">
          <text:p text:style-name="P21"><text:span text:style-name="T5">MODELAGEM DA INTEGRAÇÃO</text:span></text:p>
          <text:p text:style-name="P21"><text:span text:style-name="T5"/></text:p>
          <text:p text:style-name="P21"><text:span text:style-name="T5">O uso dos recursos (insumos, produtos e resíduos) são definidos como parte do sistema, dando a opção de compra quando não disponíve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7cm" svg:height="7cm" svg:x="19.9cm" svg:y="3.9cm">
          <text:p text:style-name="P21"><text:span text:style-name="T5">SEGURANÇA ALIMENTAR E TRABALHO</text:span></text:p>
          <text:p text:style-name="P21"><text:span text:style-name="T5"/></text:p>
          <text:p text:style-name="P21"><text:span text:style-name="T5">Parte dos produtos deve ser consumo das famílias, eliminando a necessidade de trabalho exter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6" draw:layer="layout" svg:width="0.5cm" svg:height="0.5cm" svg:x="2cm" svg:y="12.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8" draw:layer="layout" svg:width="6.5cm" svg:height="3.541cm" svg:x="2.6cm" svg:y="11.9cm">
            <draw:text-box>
              <text:p text:style-name="P15"><text:span text:style-name="T5">O principal ganho da </text:span><text:span text:style-name="T5">alocação dinâmica no </text:span><text:span text:style-name="T5">tempo é deixar visível </text:span><text:span text:style-name="T5">o delay entre </text:span><text:span text:style-name="T5">produção e consumo, </text:span><text:span text:style-name="T5">permitindo que a </text:span><text:span text:style-name="T5">família tenha </text:span><text:span text:style-name="T5">visibilidade de quando </text:span><text:span text:style-name="T5">começará consumir </text:span><text:span text:style-name="T5">interno ou comprar </text:span><text:span text:style-name="T5">externo.</text:span></text:p>
            </draw:text-box>
          </draw:frame>
        </draw:g>
        <draw:g>
          <draw:custom-shape draw:style-name="gr30" draw:text-style-name="P24" draw:layer="layout" svg:width="0.5cm" svg:height="0.5cm" svg:x="10.9cm" svg:y="12.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8" draw:layer="layout" svg:width="6.5cm" svg:height="3.25cm" svg:x="11.5cm" svg:y="12cm">
            <draw:text-box>
              <text:p text:style-name="P15"><text:span text:style-name="T5">Os trabalhos </text:span><text:span text:style-name="T5">existentes utilizam o </text:span><text:span text:style-name="T5">esterco apenas como </text:span><text:span text:style-name="T5">uma forma de abater </text:span><text:span text:style-name="T5">o a compra de ração. </text:span><text:span text:style-name="T5">Este modelo define os </text:span><text:span text:style-name="T5">resíduos como parte </text:span><text:span text:style-name="T5">dos recursos.</text:span></text:p>
            </draw:text-box>
          </draw:frame>
        </draw:g>
        <draw:g>
          <draw:custom-shape draw:style-name="gr28" draw:text-style-name="P6" draw:layer="layout" svg:width="0.5cm" svg:height="0.5cm" svg:x="19.9cm" svg:y="12.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8" draw:layer="layout" svg:width="6.5cm" svg:height="3.541cm" svg:x="20.5cm" svg:y="12cm">
            <draw:text-box>
              <text:p text:style-name="P15"><text:span text:style-name="T5">O trabalho externo é </text:span><text:span text:style-name="T5">uma forma de </text:span><text:span text:style-name="T5">aumentar o lucro, </text:span><text:span text:style-name="T5">porém não condiz </text:span><text:span text:style-name="T5">com a realidade da </text:span><text:span text:style-name="T5">agricultura familiar </text:span><text:span text:style-name="T5">brasileira. Garantir </text:span><text:span text:style-name="T5">segurança alimentar é </text:span><text:span text:style-name="T5">prioritário.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37cm">
          <draw:text-box>
            <text:p><text:span text:style-name="T10">INPUTS</text:span></text:p>
          </draw:text-box>
        </draw:frame>
        <draw:frame draw:style-name="gr33" draw:text-style-name="P20" draw:layer="layout" svg:width="10.5cm" svg:height="10.121cm" svg:x="0.7cm" svg:y="3.5cm">
          <draw:text-box>
            <text:p text:style-name="P15"><text:span text:style-name="T5">1. Quantidade de </text:span><text:span text:style-name="T5">meses avaliados no </text:span><text:span text:style-name="T5">plano</text:span></text:p>
            <text:p text:style-name="P15"><text:span text:style-name="T5"/></text:p>
            <text:p text:style-name="P15"><text:span text:style-name="T5">2. Quantidade de </text:span><text:span text:style-name="T5">cultivos disponíveis</text:span></text:p>
            <text:p text:style-name="P15"><text:span text:style-name="T5"/></text:p>
            <text:p text:style-name="P15"><text:span text:style-name="T5">3. Quantidade de </text:span><text:span text:style-name="T5">animais disponíveis</text:span></text:p>
            <text:p text:style-name="P15"><text:span text:style-name="T5"/></text:p>
            <text:p text:style-name="P15"><text:span text:style-name="T5">4. Quantidade de </text:span><text:span text:style-name="T5">“mini lotes”</text:span></text:p>
            <text:p text:style-name="P15"><text:span text:style-name="T5"/></text:p>
            <text:p text:style-name="P15"><text:span text:style-name="T5">5. Área de um “mini </text:span><text:span text:style-name="T5">lote”</text:span></text:p>
            <text:p text:style-name="P15"><text:span text:style-name="T5"/></text:p>
            <text:p text:style-name="P15"><text:span text:style-name="T5">6. Quantidade de </text:span><text:span text:style-name="T5">pessoas na família</text:span></text:p>
            <text:p text:style-name="P15"><text:span text:style-name="T5"/></text:p>
            <text:p text:style-name="P15"><text:span text:style-name="T5">7. Necessidade </text:span><text:span text:style-name="T5">alimentar da família </text:span><text:span text:style-name="T5">de cultivos, carnes de </text:span><text:span text:style-name="T5">animais e produtos de </text:span><text:span text:style-name="T5">animais</text:span></text:p>
            <text:p text:style-name="P15"><text:span text:style-name="T5"/></text:p>
            <text:p text:style-name="P15"><text:span text:style-name="T5">OBS.: A criação da </text:span><text:span text:style-name="T5">instância “mini lote” </text:span><text:span text:style-name="T5">tem como objetivo </text:span><text:span text:style-name="T5">discretizar a área </text:span><text:span text:style-name="T5">disponível para </text:span><text:span text:style-name="T5">utilização (cultivo ou </text:span><text:span text:style-name="T5">criação de animais). </text:span><text:span text:style-name="T5">Assim, para uma </text:span><text:span text:style-name="T5">determinada área L, </text:span><text:span text:style-name="T5">define-se um </text:span><text:span text:style-name="T5">tamanho de mini lote </text:span><text:span text:style-name="T5">e a partir dele se </text:span><text:span text:style-name="T5">encontra a quantidade </text:span><text:span text:style-name="T5">de mini lot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38cm">
          <draw:text-box>
            <text:p text:style-name="P25"><text:span text:style-name="T10">VARIÁVEI</text:span><text:span text:style-name="T10">S DE </text:span><text:span text:style-name="T10">DECISÃO</text:span></text:p>
          </draw:text-box>
        </draw:frame>
        <draw:frame draw:style-name="gr34" draw:text-style-name="P20" draw:layer="layout" svg:width="14.8cm" svg:height="10.499cm" svg:x="0.7cm" svg:y="3.501cm">
          <draw:text-box>
            <text:p text:style-name="P15"><text:span text:style-name="T5">LC: minilote l ocupado </text:span><text:span text:style-name="T5">pela plantação j no </text:span><text:span text:style-name="T5">mês i</text:span></text:p>
            <text:p text:style-name="P15"><text:span text:style-name="T5">LA: minilote l ocupado </text:span><text:span text:style-name="T5">pelo animal k no mês </text:span><text:span text:style-name="T5">i</text:span></text:p>
            <text:p text:style-name="P15"><text:span text:style-name="T5">VC: quantidade em kg </text:span><text:span text:style-name="T5">do cultivo j produzido </text:span><text:span text:style-name="T5">e vendida no mês i</text:span></text:p>
            <text:p text:style-name="P15"><text:span text:style-name="T5">EC: quantidade em kg </text:span><text:span text:style-name="T5">do cultivo j produzido </text:span><text:span text:style-name="T5">e estocado no mês i</text:span></text:p>
            <text:p text:style-name="P15"><text:span text:style-name="T5">CC: quantidade em kg </text:span><text:span text:style-name="T5">do cultivo j comprado </text:span><text:span text:style-name="T5">no mês i</text:span></text:p>
            <text:p text:style-name="P15"><text:span text:style-name="T5">PC: quantidade em kg </text:span><text:span text:style-name="T5">do cultivo j produzido </text:span><text:span text:style-name="T5">que é utilizado para </text:span><text:span text:style-name="T5">consumo dos </text:span><text:span text:style-name="T5">moradores no mês i</text:span></text:p>
            <text:p text:style-name="P15"><text:span text:style-name="T5">RC: quantidade em kg </text:span><text:span text:style-name="T5">do cultivo j produzido </text:span><text:span text:style-name="T5">que é utilizado para </text:span><text:span text:style-name="T5">alimentação do </text:span><text:span text:style-name="T5">animal k no mês i</text:span></text:p>
            <text:p text:style-name="P15"><text:span text:style-name="T5">FC: quantidade em kg </text:span><text:span text:style-name="T5">de fertilizante </text:span><text:span text:style-name="T5">comprado no mês i</text:span></text:p>
            <text:p text:style-name="P15"><text:span text:style-name="T5">CA: quantidade de </text:span><text:span text:style-name="T5">lotes do animal k </text:span><text:span text:style-name="T5">comprados para </text:span><text:span text:style-name="T5">criação no mês i</text:span></text:p>
            <text:p text:style-name="P15"><text:span text:style-name="T5">VA: quantidade de </text:span><text:span text:style-name="T5">lotes do animal k </text:span><text:span text:style-name="T5">vendidos no mês i</text:span></text:p>
            <text:p text:style-name="P15"><text:span text:style-name="T5">AA: quantidade de </text:span><text:span text:style-name="T5">lotes do animal k </text:span><text:span text:style-name="T5">abatidos para </text:span><text:span text:style-name="T5">consumo no mês i</text:span></text:p>
            <text:p text:style-name="P15"><text:span text:style-name="T5">PA: quantidade de </text:span><text:span text:style-name="T5">carne do animal k </text:span><text:span text:style-name="T5">comprada para </text:span><text:span text:style-name="T5">consumo no mês i</text:span></text:p>
            <text:p text:style-name="P15"><text:span text:style-name="T5">RA: quantidade em kg </text:span><text:span text:style-name="T5">de ração comprada </text:span><text:span text:style-name="T5">para o animal k no </text:span><text:span text:style-name="T5">mês i</text:span></text:p>
            <text:p text:style-name="P15"><text:span text:style-name="T5">VP: quantidade </text:span><text:span text:style-name="T5">(unidade específica) </text:span><text:span text:style-name="T5">de produto gerado </text:span><text:span text:style-name="T5">pelo animal k vendido </text:span><text:span text:style-name="T5">no mês i</text:span></text:p>
            <text:p text:style-name="P15"><text:span text:style-name="T5">AP: quantidade </text:span><text:span text:style-name="T5">(unidade específica) </text:span><text:span text:style-name="T5">de produto gerado </text:span><text:span text:style-name="T5">pelo animal k </text:span><text:span text:style-name="T5">consumido no mês i</text:span></text:p>
            <text:p text:style-name="P15"><text:span text:style-name="T5">CP: quantidade </text:span><text:span text:style-name="T5">(unidade específica) </text:span><text:span text:style-name="T5">de produto do animal </text:span><text:span text:style-name="T5">k comprado no mês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39cm">
          <draw:text-box>
            <text:p text:style-name="P25"><text:span text:style-name="T10">PARÂMETROS</text:span></text:p>
          </draw:text-box>
        </draw:frame>
        <draw:frame draw:style-name="gr35" draw:text-style-name="P20" draw:layer="layout" svg:width="15.8cm" svg:height="10.998cm" svg:x="0.7cm" svg:y="3.502cm">
          <draw:text-box>
            <text:p text:style-name="P15"><text:span text:style-name="T5">PAC: valor em R$ / kg do adubo utilizado nas plantações</text:span></text:p>
            <text:p text:style-name="P15"><text:span text:style-name="T5">TCC: tempo (meses) que a cultura j leva para colheita</text:span></text:p>
            <text:p text:style-name="P15"><text:span text:style-name="T5">PYC: quantidade colhida em kg / minilote da cultura j</text:span></text:p>
            <text:p text:style-name="P15"><text:span text:style-name="T5">VCC: valor em R$ / kg de compra da cultura j</text:span></text:p>
            <text:p text:style-name="P15"><text:span text:style-name="T5">VVC: valor em R$ / kg de venda da cultura j</text:span></text:p>
            <text:p text:style-name="P15"><text:span text:style-name="T5">CCC: custo em R$ / minilote para plantar a cultura j</text:span></text:p>
            <text:p text:style-name="P15"><text:span text:style-name="T5">CEC: custo em R$ / (kg . mês) para armazenar a cultura j</text:span></text:p>
            <text:p text:style-name="P15"><text:span text:style-name="T5">RAC: requisito em kg / (m</text:span><text:span text:style-name="T6">2</text:span><text:span text:style-name="T5"> . mês) de adubo que a cultura j necessita</text:span></text:p>
            <text:p text:style-name="P15"><text:span text:style-name="T5">AAC: indica que a plantação j pode alimentar o animal k (binário)</text:span></text:p>
            <text:p text:style-name="P15"><text:span text:style-name="T5">TCA: meses que um animal k precisa para estar pronto para abate</text:span></text:p>
            <text:p text:style-name="P15"><text:span text:style-name="T5">CCA: custo em R$ / (lote animal) de compra do animal k para crescer</text:span></text:p>
            <text:p text:style-name="P15"><text:span text:style-name="T5">PRA: valor em R$ / kg da ração do animal k</text:span></text:p>
            <text:p text:style-name="P15"><text:span text:style-name="T5">VCA: valor em R$ / kg de compra da carne do animal k</text:span></text:p>
            <text:p text:style-name="P15"><text:span text:style-name="T5">VVA: valor em R$ / (lote animal) de venda de um lote do animal k</text:span></text:p>
            <text:p text:style-name="P15"><text:span text:style-name="T5">RRA: requisito em kg / (lote animal . mês) de ração para o animal k</text:span></text:p>
            <text:p text:style-name="P15"><text:span text:style-name="T5">PYA: massa em kg de um lote de animal k crescido</text:span></text:p>
            <text:p text:style-name="P15"><text:span text:style-name="T5">RAA: requisito de área em m</text:span><text:span text:style-name="T6">2</text:span><text:span text:style-name="T5"> para criar um lote de animal k</text:span></text:p>
            <text:p text:style-name="P15"><text:span text:style-name="T5">TCP: meses que um animal k precisa para começar a gerar produtos</text:span></text:p>
            <text:p text:style-name="P15"><text:span text:style-name="T11">PYP: quantidade de produto (unidade </text:span><text:span text:style-name="T5">específica) / mês gerada pelo animal k</text:span></text:p>
            <text:p text:style-name="P15"><text:span text:style-name="T11">VCP: R$ / (unidade </text:span><text:span text:style-name="T5">específica) de compra do produto gerado pelo animal k</text:span></text:p>
            <text:p text:style-name="P15"><text:span text:style-name="T5">AGA: kg / (lote animal . mês) de esterco para adubação gerado pelo animal k</text:span></text:p>
            <text:p text:style-name="P15"><text:span text:style-name="T5">VVP: valor em R$ / (unidade específica) de venda do produto do animal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4cm">
          <draw:text-box>
            <text:p text:style-name="P25"><text:span text:style-name="T10">FUNÇÃO </text:span><text:span text:style-name="T10">OBJETIVO</text:span></text:p>
          </draw:text-box>
        </draw:frame>
        <draw:frame draw:style-name="gr36" draw:text-style-name="P20" draw:layer="layout" svg:width="12.8cm" svg:height="10.998cm" svg:x="0.7cm" svg:y="3.502cm">
          <draw:text-box>
            <text:p text:style-name="P15"><text:span text:style-name="T5">Considerando que as </text:span><text:span text:style-name="T5">necessidades dos </text:span><text:span text:style-name="T5">membros da família </text:span><text:span text:style-name="T5">são atendidos, </text:span><text:span text:style-name="T5">objetiva-se maximizar </text:span><text:span text:style-name="T5">o excedente da </text:span><text:span text:style-name="T5">produção (cultivos e </text:span><text:span text:style-name="T5">animais). Como as </text:span><text:span text:style-name="T5">unidades não são </text:span><text:span text:style-name="T5">condizentes, todos os </text:span><text:span text:style-name="T5">produtos são </text:span><text:span text:style-name="T5">convertidos para </text:span><text:span text:style-name="T5">valores monetários. </text:span><text:span text:style-name="T5">Assim, o excedente é </text:span><text:span text:style-name="T5">tudo o que é </text:span><text:span text:style-name="T5">produzido subtraído </text:span><text:span text:style-name="T5">de tudo o que é gasto, </text:span><text:span text:style-name="T5">consumido pela </text:span><text:span text:style-name="T5">família ou utilizado no </text:span><text:span text:style-name="T5">ciclo de integração.</text:span></text:p>
            <text:p text:style-name="P15"><text:span text:style-name="T5"/></text:p>
            <text:p text:style-name="P15"><text:span text:style-name="T5">Maximizar FO = (</text:span></text:p>
            <text:p text:style-name="P15"><text:span text:style-name="T5"><text:tab/></text:span><text:span text:style-name="T5">+ Valor das </text:span><text:span text:style-name="T5">plantações vendidas</text:span></text:p>
            <text:p text:style-name="P15"><text:span text:style-name="T5"><text:tab/></text:span><text:span text:style-name="T5">+ Valor dos </text:span><text:span text:style-name="T5">animais vendidos</text:span></text:p>
            <text:p text:style-name="P15"><text:span text:style-name="T5"><text:tab/></text:span><text:span text:style-name="T5">+ Valor dos </text:span><text:span text:style-name="T5">produtos animais </text:span><text:span text:style-name="T5">vendidos</text:span></text:p>
            <text:p text:style-name="P15"><text:span text:style-name="T5"><text:tab/></text:span><text:span text:style-name="T5">- Custo dos </text:span><text:span text:style-name="T5">animais comprados</text:span></text:p>
            <text:p text:style-name="P15"><text:span text:style-name="T5"><text:tab/></text:span><text:span text:style-name="T5">- Custo </text:span><text:span text:style-name="T5">operacional das </text:span><text:span text:style-name="T5">plantações realizadas</text:span></text:p>
            <text:p text:style-name="P15"><text:span text:style-name="T5"><text:tab/></text:span><text:span text:style-name="T5">- Custo de </text:span><text:span text:style-name="T5">compra de </text:span><text:span text:style-name="T5">fertilizantes</text:span></text:p>
            <text:p text:style-name="P15"><text:span text:style-name="T5"><text:tab/></text:span><text:span text:style-name="T5">- Custo de </text:span><text:span text:style-name="T5">compra de rações</text:span></text:p>
            <text:p text:style-name="P15"><text:span text:style-name="T5"><text:tab/></text:span><text:span text:style-name="T5">- Custo de </text:span><text:span text:style-name="T5">compra das </text:span><text:span text:style-name="T5">plantações realizadas</text:span></text:p>
            <text:p text:style-name="P15"><text:span text:style-name="T5"><text:tab/></text:span><text:span text:style-name="T5">- Custo de </text:span><text:span text:style-name="T5">armazenamento de </text:span><text:span text:style-name="T5">plantações colhidas</text:span></text:p>
            <text:p text:style-name="P15"><text:span text:style-name="T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4cm">
          <draw:text-box>
            <text:p text:style-name="P25"><text:span text:style-name="T10">FUNÇÃO OBJETIVO</text:span></text:p>
          </draw:text-box>
        </draw:frame>
        <draw:frame draw:style-name="gr37" draw:text-style-name="P20" draw:layer="layout" svg:width="12.8cm" svg:height="10.998cm" svg:x="0.7cm" svg:y="3.502cm">
          <draw:text-box>
            <text:p text:style-name="P15"><text:span text:style-name="T5">A implementação em CPLEX da </text:span><text:span text:style-name="T5">função objetivo é:</text:span></text:p>
            <text:p text:style-name="P15"><text:span text:style-name="T5"/></text:p>
            <text:p text:style-name="P15"><text:span text:style-name="T5">maximize (</text:span></text:p>
            <text:p text:style-name="P15"><text:span text:style-name="T5"><text:tab/></text:span><text:span text:style-name="T5">sum(j in J, i in I) VC[i][j] </text:span><text:span text:style-name="T5">* VVC[j]</text:span></text:p>
            <text:p text:style-name="P15"><text:span text:style-name="T5"><text:tab/></text:span><text:span text:style-name="T5">+ sum(k in K, i in I) VA[i]</text:span><text:span text:style-name="T5">[k] * VVA[k]</text:span></text:p>
            <text:p text:style-name="P15"><text:span text:style-name="T5"><text:tab/></text:span><text:span text:style-name="T5">+ sum(k in K, i in I) VP[i]</text:span><text:span text:style-name="T5">[k] * VVP[k]</text:span></text:p>
            <text:p text:style-name="P15"><text:span text:style-name="T5"><text:tab/></text:span><text:span text:style-name="T5">- sum(k in K, i in I) CA[i]</text:span><text:span text:style-name="T5">[k] * PYA[k] * VCA[k]</text:span></text:p>
            <text:p text:style-name="P15"><text:span text:style-name="T5"><text:tab/></text:span><text:span text:style-name="T5">- sum(j in J, i in I, l in L) </text:span><text:span text:style-name="T5">LC[l][i][j] * CCC[j]</text:span></text:p>
            <text:p text:style-name="P15"><text:span text:style-name="T5"><text:tab/></text:span><text:span text:style-name="T5">- sum(i in I) FC[i] * PAC</text:span></text:p>
            <text:p text:style-name="P15"><text:span text:style-name="T5"><text:tab/></text:span><text:span text:style-name="T5">- sum(k in K, i in I) RA[i]</text:span><text:span text:style-name="T5">[k] * PRA[k]</text:span></text:p>
            <text:p text:style-name="P15"><text:span text:style-name="T5"><text:tab/></text:span><text:span text:style-name="T5">- sum(j in K, i in I) CC[i]</text:span><text:span text:style-name="T5">[j] * VCC[j]</text:span></text:p>
            <text:p text:style-name="P15"><text:span text:style-name="T5"><text:tab/></text:span><text:span text:style-name="T5">- sum(j in J, i in I) EC[i]</text:span><text:span text:style-name="T5">[j] * CEC[j]</text:span></text:p>
            <text:p text:style-name="P15"><text:span text:style-name="T5">);</text:span></text:p>
            <text:p text:style-name="P15"><text:span text:style-name="T5"/></text:p>
            <text:p text:style-name="P15"><text:span text:style-name="T5"/></text:p>
            <text:p text:style-name="P15"><text:span text:style-name="T5">Em que,</text:span></text:p>
            <text:p text:style-name="P15"><text:span text:style-name="T5"/></text:p>
            <text:p text:style-name="P15"><text:span text:style-name="T5">I = conjunto de meses no </text:span><text:span text:style-name="T5">planejamento</text:span></text:p>
            <text:p text:style-name="P15"><text:span text:style-name="T5">J = conjunto de plantações </text:span><text:span text:style-name="T5">disponíveis</text:span></text:p>
            <text:p text:style-name="P15"><text:span text:style-name="T5">K = conjunto de animais </text:span><text:span text:style-name="T5">disponíveis</text:span></text:p>
            <text:p text:style-name="P15"><text:span text:style-name="T5">L = conjunto de minilotes </text:span><text:span text:style-name="T5">existent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4cm">
          <draw:text-box>
            <text:p text:style-name="P25"><text:span text:style-name="T10">RESTRIÇÕES</text:span></text:p>
          </draw:text-box>
        </draw:frame>
        <draw:frame draw:style-name="gr38" draw:text-style-name="P20" draw:layer="layout" svg:width="12.3cm" svg:height="11.061cm" svg:x="0.7cm" svg:y="3.502cm">
          <draw:text-box>
            <text:p text:style-name="P15"><text:span text:style-name="T5">A área (representada pelos minilotes) ocupada pelos animais </text:span><text:span text:style-name="T5">ou plantações não deve ser maior do que a área disponível.</text:span></text:p>
            <text:p text:style-name="P15"><text:span text:style-name="T5"/></text:p>
            <text:p text:style-name="P15"><text:span text:style-name="T5">forall(i in I)</text:span></text:p>
            <text:p text:style-name="P15"><text:span text:style-name="T5">sum(l in L, j in J) LC[l][i][j] + sum(l in L, k in K) LA[l][i][k] </text:span><text:span text:style-name="T5">&lt;= mini_batchs;</text:span></text:p>
            <text:p text:style-name="P15"><text:span text:style-name="T5">________________________________________</text:span></text:p>
            <text:p text:style-name="P15"><text:span text:style-name="T5"/></text:p>
            <text:p text:style-name="P15"><text:span text:style-name="T5">Antes do tempo, nenhum animal pode ser abatido, vendido ou </text:span><text:span text:style-name="T5">gerar produto.</text:span></text:p>
            <text:p text:style-name="P15"><text:span text:style-name="T5"/></text:p>
            <text:p text:style-name="P15"><text:span text:style-name="T5">forall(k in K, i in I: i &lt; TCA[k]) VA[i][k] == 0;</text:span></text:p>
            <text:p text:style-name="P15"><text:span text:style-name="T5">forall(k in K, i in I: i &lt; TCP[k]) AA[i][k] == 0;</text:span></text:p>
            <text:p text:style-name="P15"><text:span text:style-name="T5">forall(k in K, i in I: i &lt; TCP[k]) AP[i][k] == 0;</text:span></text:p>
            <text:p text:style-name="P15"><text:span text:style-name="T5">________________________________________</text:span></text:p>
            <text:p text:style-name="P15"><text:span text:style-name="T5"/></text:p>
            <text:p text:style-name="P15"><text:span text:style-name="T5">Cada animal requer uma quantidade mínima de espaço, o que </text:span><text:span text:style-name="T5">significa uma quantidade mínima de minilotes.</text:span></text:p>
            <text:p text:style-name="P15"><text:span text:style-name="T5"/></text:p>
            <text:p text:style-name="P15"><text:span text:style-name="T5">forall(i in I, k in K)</text:span></text:p>
            <text:p text:style-name="P15"><text:span text:style-name="T5">RAA[k] * (CA[i][k] - VA[i][k] - AA[i][k]) == sum(l in L) LA[l]</text:span><text:span text:style-name="T5">[i][k]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4cm">
          <draw:text-box>
            <text:p text:style-name="P25"><text:span text:style-name="T10">RESTRIÇÕ</text:span><text:span text:style-name="T10">ES</text:span></text:p>
          </draw:text-box>
        </draw:frame>
        <draw:frame draw:style-name="gr39" draw:text-style-name="P20" draw:layer="layout" svg:width="12.8cm" svg:height="10.998cm" svg:x="0.7cm" svg:y="3.502cm">
          <draw:text-box>
            <text:p text:style-name="P15"><text:span text:style-name="T5">Um mesmo minilote </text:span><text:span text:style-name="T5">não pode ser ocupado </text:span><text:span text:style-name="T5">simultaneamente por </text:span><text:span text:style-name="T5">diversas culturas ou </text:span><text:span text:style-name="T5">animais.</text:span></text:p>
            <text:p text:style-name="P15"><text:span text:style-name="T5"/></text:p>
            <text:p text:style-name="P15"><text:span text:style-name="T5">forall(i in I, l in L)</text:span></text:p>
            <text:p text:style-name="P15"><text:span text:style-name="T5">sum(j in J) LC[l][i][j] </text:span><text:span text:style-name="T5">+ sum(k in K) LA[l][i]</text:span><text:span text:style-name="T5">[k] &lt;= 1;</text:span></text:p>
            <text:p text:style-name="P15"><text:span text:style-name="T5">________________</text:span><text:span text:style-name="T5">________________</text:span><text:span text:style-name="T5">________</text:span></text:p>
            <text:p text:style-name="P15"><text:span text:style-name="T5"/></text:p>
            <text:p text:style-name="P15"><text:span text:style-name="T5">Quando o minilote é </text:span><text:span text:style-name="T5">ocupado por uma </text:span><text:span text:style-name="T5">cultura, ele deve ser </text:span><text:span text:style-name="T5">ocupado até o </text:span><text:span text:style-name="T5">momento da colheita.</text:span></text:p>
            <text:p text:style-name="P15"><text:span text:style-name="T5"/></text:p>
            <text:p text:style-name="P15"><text:span text:style-name="T5">forall(j in J, i in I: i &gt; </text:span><text:span text:style-name="T5">TCC[j], l in L)</text:span></text:p>
            <text:p text:style-name="P15"><text:span text:style-name="T5">sum(a in (0 .. (i - </text:span><text:span text:style-name="T5">TCC[j] + 1))) LC[l][i]</text:span><text:span text:style-name="T5">[j] &gt;= LC[l][i - </text:span><text:span text:style-name="T5">TCC[j]][j] * (TCC[j] - </text:span><text:span text:style-name="T5">1);</text:span></text:p>
            <text:p text:style-name="P15"><text:span text:style-name="T5">________________</text:span><text:span text:style-name="T5">________________</text:span><text:span text:style-name="T5">________</text:span></text:p>
            <text:p text:style-name="P15"><text:span text:style-name="T5"/></text:p>
            <text:p text:style-name="P15"><text:span text:style-name="T5">Toda plantação que for </text:span><text:span text:style-name="T5">colhida em um mês </text:span><text:span text:style-name="T5">deve ser estocada ou </text:span><text:span text:style-name="T5">vendida.</text:span></text:p>
            <text:p text:style-name="P15"><text:span text:style-name="T5"/></text:p>
            <text:p text:style-name="P15"><text:span text:style-name="T5">forall(j in J, i in I: i &gt;= </text:span><text:span text:style-name="T5">TCC[j])</text:span></text:p>
            <text:p text:style-name="P15"><text:span text:style-name="T5">sum(l in L) LC[l][i-</text:span><text:span text:style-name="T5">TCC[j]][j] * PYC[j] </text:span><text:span text:style-name="T5">== EC[i][j] + VC[i]</text:span><text:span text:style-name="T5">[j]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6.9cm" svg:height="2.563cm" svg:x="0.5cm" svg:y="0.64cm">
          <draw:text-box>
            <text:p text:style-name="P25"><text:span text:style-name="T10">RESTRIÇÕ</text:span><text:span text:style-name="T10">ES</text:span></text:p>
          </draw:text-box>
        </draw:frame>
        <draw:frame draw:style-name="gr40" draw:text-style-name="P20" draw:layer="layout" svg:width="12.8cm" svg:height="12.001cm" svg:x="0.7cm" svg:y="3.502cm">
          <draw:text-box>
            <text:p text:style-name="P15"><text:span text:style-name="T5">Os produtos animais </text:span><text:span text:style-name="T5">de um mês devem ser </text:span><text:span text:style-name="T5">consumidos ou </text:span><text:span text:style-name="T5">vendidos.</text:span></text:p>
            <text:p text:style-name="P15"><text:span text:style-name="T5"/></text:p>
            <text:p text:style-name="P15"><text:span text:style-name="T5">forall(k in K, i in I: i </text:span><text:span text:style-name="T5">&gt;= TCP[k])</text:span></text:p>
            <text:p text:style-name="P15"><text:span text:style-name="T5">AP[i][k] + VP[i][k] </text:span><text:span text:style-name="T5">== PYP[k] * sum(a in </text:span><text:span text:style-name="T5">0 .. (i - TCP[k])) </text:span><text:span text:style-name="T5">(CA[a][k] - VA[a][k] - </text:span><text:span text:style-name="T5">AA[a][k]);</text:span></text:p>
            <text:p text:style-name="P15"><text:span text:style-name="T5">________________</text:span><text:span text:style-name="T5">________________</text:span><text:span text:style-name="T5">________</text:span></text:p>
            <text:p text:style-name="P15"><text:span text:style-name="T5"/></text:p>
            <text:p text:style-name="P15"><text:span text:style-name="T5">Os animais abatidos </text:span><text:span text:style-name="T5">ou vendidos em um </text:span><text:span text:style-name="T5">mês devem ser </text:span><text:span text:style-name="T5">inferiores ao estoque </text:span><text:span text:style-name="T5">de animais.</text:span></text:p>
            <text:p text:style-name="P15"><text:span text:style-name="T5"/></text:p>
            <text:p text:style-name="P15"><text:span text:style-name="T5">forall(k in K, i in I: i </text:span><text:span text:style-name="T5">&gt;= TCA[k])</text:span></text:p>
            <text:p text:style-name="P15"><text:span text:style-name="T5">AA[i][k] + VA[i][k] </text:span><text:span text:style-name="T5">&lt;= sum(a in 0 .. (i - </text:span><text:span text:style-name="T5">TCA[k])) (CA[a][k] - </text:span><text:span text:style-name="T5">VA[a][k] - AA[a][k]);</text:span></text:p>
            <text:p text:style-name="P15"><text:span text:style-name="T5">________________</text:span><text:span text:style-name="T5">________________</text:span><text:span text:style-name="T5">________</text:span></text:p>
            <text:p text:style-name="P15"><text:span text:style-name="T5"/></text:p>
            <text:p text:style-name="P15"><text:span text:style-name="T5">O consumo de </text:span><text:span text:style-name="T5">plantações pela </text:span><text:span text:style-name="T5">família ou pelos </text:span><text:span text:style-name="T5">animais deve ser </text:span><text:span text:style-name="T5">inferior ao estoque </text:span><text:span text:style-name="T5">existente.</text:span></text:p>
            <text:p text:style-name="P15"><text:span text:style-name="T5"/></text:p>
            <text:p text:style-name="P15"><text:span text:style-name="T5">forall(j in J, i in I: i == </text:span><text:span text:style-name="T5">0)</text:span></text:p>
            <text:p text:style-name="P15"><text:span text:style-name="T5">PC[i][j] + sum(k in K) </text:span><text:span text:style-name="T5">RC[i][j][k] &lt;= EC[i]</text:span><text:span text:style-name="T5">[j];</text:span></text:p>
            <text:p text:style-name="P15"><text:span text:style-name="T5"/></text:p>
            <text:p text:style-name="P15"><text:span text:style-name="T5">forall(j in J, i in I: i &gt; </text:span><text:span text:style-name="T5">0)</text:span></text:p>
            <text:p text:style-name="P15"><text:span text:style-name="T5">PC[i][j] + sum(k in K) </text:span><text:span text:style-name="T5">RC[i][j][k] &lt;= sum(a </text:span><text:span text:style-name="T5">in (0..i)) EC[a][j] - </text:span><text:span text:style-name="T5">sum(a in (0..(i-1))) </text:span><text:span text:style-name="T5">(PC[a][j] + sum(k in </text:span><text:span text:style-name="T5">K) RC[a][j][k])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custom-shape draw:style-name="gr22" draw:text-style-name="P6" draw:layer="layout" svg:width="30.5cm" svg:height="18.5cm" svg:x="11cm" svg:y="-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27" draw:layer="layout" svg:width="6.9cm" svg:height="2.563cm" svg:x="0.5cm" svg:y="0.64cm">
          <draw:text-box>
            <text:p text:style-name="P26"><text:span text:style-name="T10">RESTRIÇÕ</text:span><text:span text:style-name="T10">ES</text:span></text:p>
          </draw:text-box>
        </draw:frame>
        <draw:frame draw:style-name="gr41" draw:text-style-name="P20" draw:layer="layout" svg:width="13.5cm" svg:height="10.998cm" svg:x="0.5cm" svg:y="3.502cm">
          <draw:text-box>
            <text:p text:style-name="P28"><text:span text:style-name="T5">Cada cultivo precisa </text:span><text:span text:style-name="T5">de uma quantidade de </text:span><text:span text:style-name="T5">adubo, que pode ser </text:span><text:span text:style-name="T5">comprado ou </text:span><text:span text:style-name="T5">reaproveitado do </text:span><text:span text:style-name="T5">esterco dos animais.</text:span></text:p>
            <text:p text:style-name="P28"><text:span text:style-name="T5"/></text:p>
            <text:p text:style-name="P28"><text:span text:style-name="T5">forall(j in J, i in I)</text:span></text:p>
            <text:p text:style-name="P28"><text:span text:style-name="T5">FC[i] + sum(k in K, a </text:span><text:span text:style-name="T5">in 0..i) (AGA[k] * </text:span><text:span text:style-name="T5">(CA[a][k] - VA[a][k] - </text:span><text:span text:style-name="T5">AA[a][k])) &gt;= </text:span><text:span text:style-name="T5">RAC[j];</text:span></text:p>
            <text:p text:style-name="P28"><text:span text:style-name="T5">________________</text:span><text:span text:style-name="T5">________________</text:span><text:span text:style-name="T5">________</text:span></text:p>
            <text:p text:style-name="P28"><text:span text:style-name="T5"/></text:p>
            <text:p text:style-name="P28"><text:span text:style-name="T5">Cada animal precisa </text:span><text:span text:style-name="T5">de uma quantidade de </text:span><text:span text:style-name="T5">ração, que pode ser </text:span><text:span text:style-name="T5">comprada ou </text:span><text:span text:style-name="T5">consumida do estoque </text:span><text:span text:style-name="T5">de cultivos.</text:span></text:p>
            <text:p text:style-name="P28"><text:span text:style-name="T5"/></text:p>
            <text:p text:style-name="P28"><text:span text:style-name="T5">forall(k in K, i in I)</text:span></text:p>
            <text:p text:style-name="P28"><text:span text:style-name="T5">RA[i][k] + sum(j in J) </text:span><text:span text:style-name="T5">(RC[i][j][k] * AAC[j]</text:span><text:span text:style-name="T5">[k]) &gt;= RRA[k];</text:span></text:p>
            <text:p text:style-name="P28"><text:span text:style-name="T5">________________</text:span><text:span text:style-name="T5">________________</text:span><text:span text:style-name="T5">________</text:span></text:p>
            <text:p text:style-name="P28"><text:span text:style-name="T5"/></text:p>
            <text:p text:style-name="P28"><text:span text:style-name="T5">A família precisa da </text:span><text:span text:style-name="T5">sua segurança </text:span><text:span text:style-name="T5">alimentar garantida </text:span><text:span text:style-name="T5">em cultivos, carne </text:span><text:span text:style-name="T5">animal e produtos </text:span><text:span text:style-name="T5">animais.</text:span></text:p>
            <text:p text:style-name="P28"><text:span text:style-name="T5"/></text:p>
            <text:p text:style-name="P28"><text:span text:style-name="T5">forall(i in I, j in J) </text:span><text:span text:style-name="T5">PC[i][j] + CC[i][j] &gt;= </text:span><text:span text:style-name="T5">P * NAC[j];</text:span></text:p>
            <text:p text:style-name="P28"><text:span text:style-name="T5">forall(i in I, k in K) </text:span><text:span text:style-name="T5">AA[i][k] * PYA[k] + </text:span><text:span text:style-name="T5">PA[i][k] &gt;= P * </text:span><text:span text:style-name="T5">NAA[k];</text:span></text:p>
            <text:p text:style-name="P28"><text:span text:style-name="T5">forall(i in I, k in K) </text:span><text:span text:style-name="T5">AP[i][k] + CP_[i][k] </text:span><text:span text:style-name="T5">&gt;= P * NAP[k]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line draw:style-name="gr1" draw:text-style-name="P1" draw:layer="layout" svg:x1="0.9cm" svg:y1="2.2cm" svg:x2="16.7cm" svg:y2="2.2cm">
          <text:p/>
        </draw:line>
        <draw:frame draw:style-name="gr2" draw:text-style-name="P2" draw:layer="layout" svg:width="16.6cm" svg:height="1.407cm" svg:x="0.6cm" svg:y="0.7cm">
          <draw:text-box>
            <text:p><text:span text:style-name="T12">REFERÊN</text:span><text:span text:style-name="T12">CIAS</text:span></text:p>
          </draw:text-box>
        </draw:frame>
        <draw:frame draw:style-name="gr42" draw:text-style-name="P29" draw:layer="layout" svg:width="25.5cm" svg:height="11.061cm" svg:x="1cm" svg:y="3.5cm">
          <draw:text-box>
            <text:p><text:span text:style-name="T5">[1] DITZLERA, Lenora </text:span><text:span text:style-name="T5">et al. A model to </text:span><text:span text:style-name="T5">examine farm </text:span><text:span text:style-name="T5">household trade-offs </text:span><text:span text:style-name="T5">and synergies with an </text:span><text:span text:style-name="T5">application to </text:span><text:span text:style-name="T5">smallholders in </text:span><text:span text:style-name="T5">vietnam. Agricultural </text:span><text:span text:style-name="T5">Systems, 2019.</text:span></text:p>
            <text:p><text:span text:style-name="T5"/></text:p>
            <text:p><text:span text:style-name="T5">[2] KARNER, Katrin et </text:span><text:span text:style-name="T5">al. Computing </text:span><text:span text:style-name="T5">stochastic pareto </text:span><text:span text:style-name="T5">frontiers between </text:span><text:span text:style-name="T5">economic and </text:span><text:span text:style-name="T5">environmental goals </text:span><text:span text:style-name="T5">for a semi-arid </text:span><text:span text:style-name="T5">agricultural production </text:span><text:span text:style-name="T5">region in austria. </text:span><text:span text:style-name="T5">Ecological Economics, </text:span><text:span text:style-name="T5">2021.</text:span></text:p>
            <text:p><text:span text:style-name="T5"/></text:p>
            <text:p><text:span text:style-name="T5">[3] KASHYAP, Poonam </text:span><text:span text:style-name="T5">et al. Achieving food </text:span><text:span text:style-name="T5">and livelihood security </text:span><text:span text:style-name="T5">and enhancing </text:span><text:span text:style-name="T5">profitability through </text:span><text:span text:style-name="T5">an integrated farming </text:span><text:span text:style-name="T5">system approach: A </text:span><text:span text:style-name="T5">case study from </text:span><text:span text:style-name="T5">western plains of uttar </text:span><text:span text:style-name="T5">pradesh, india. </text:span><text:span text:style-name="T5">Sustainability, 2022</text:span></text:p>
            <text:p><text:span text:style-name="T5"/></text:p>
            <text:p><text:span text:style-name="T5">[4] BELLINGERI, A. et </text:span><text:span text:style-name="T5">al. Development of a </text:span><text:span text:style-name="T5">linear </text:span><text:span text:style-name="T5">programmingmodel </text:span><text:span text:style-name="T5">for the optimal </text:span><text:span text:style-name="T5">allocation of </text:span><text:span text:style-name="T5">nutritional resources </text:span><text:span text:style-name="T5">in a dairy herd. </text:span><text:span text:style-name="T5">Journal of Dairy </text:span><text:span text:style-name="T5">Science, 2020.</text:span></text:p>
            <text:p><text:span text:style-name="T5"/></text:p>
            <text:p><text:span text:style-name="T5">[5] ATAEI, Pouria et </text:span><text:span text:style-name="T5">al. Strategic </text:span><text:span text:style-name="T5">sustainability </text:span><text:span text:style-name="T5">practices in </text:span><text:span text:style-name="T5">intercropping-based </text:span><text:span text:style-name="T5">family farming </text:span><text:span text:style-name="T5">systems: study on </text:span><text:span text:style-name="T5">rural communities of </text:span><text:span text:style-name="T5">Iran. Sci Rep, 2023.</text:span></text:p>
            <text:p><text:span text:style-name="T5"/></text:p>
            <text:p><text:span text:style-name="T5">[6] TERÁN-CHAVES, </text:span><text:span text:style-name="T5">C. A. e POLO-MURCIA, </text:span><text:span text:style-name="T5">S. M. Cropping pattern </text:span><text:span text:style-name="T5">simulation-</text:span><text:span text:style-name="T5">optimization model for </text:span><text:span text:style-name="T5">water use efficiency </text:span><text:span text:style-name="T5">and economic return. </text:span><text:span text:style-name="T5">Journal of Agricultural </text:span><text:span text:style-name="T5">Engineering, 2021.</text:span></text:p>
            <text:p><text:span text:style-name="T5"/></text:p>
            <text:p><text:span text:style-name="T5">[7] ONG, N. R. et al. </text:span><text:span text:style-name="T5">Application of Mixed </text:span><text:span text:style-name="T5">Integer Linear </text:span><text:span text:style-name="T5">Programming </text:span><text:span text:style-name="T5">Approach on Crop </text:span><text:span text:style-name="T5">Rotation Practices in </text:span><text:span text:style-name="T5">Organic Farms in </text:span><text:span text:style-name="T5">Central Luzon and </text:span><text:span text:style-name="T5">Calabarzon, </text:span><text:span text:style-name="T5">Philippines. Journal of </text:span><text:span text:style-name="T5">Physics: Conference </text:span><text:span text:style-name="T5">Series, 2020.</text:span></text:p>
            <text:p><text:span text:style-name="T5"/></text:p>
            <text:p><text:span text:style-name="T5">[8] GILLER, Ken E. et </text:span><text:span text:style-name="T5">al. Small farms and </text:span><text:span text:style-name="T5">development in sub-</text:span><text:span text:style-name="T5">saharan africa: </text:span><text:span text:style-name="T5">Farming for food, for </text:span><text:span text:style-name="T5">income or for lack of </text:span><text:span text:style-name="T5">better options? Food </text:span><text:span text:style-name="T5">Security, 202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09:18:10.705371716</meta:creation-date>
    <dc:date>2024-03-26T09:07:38.664149725</dc:date>
    <meta:editing-duration>PT6H10M45S</meta:editing-duration>
    <meta:editing-cycles>116</meta:editing-cycles>
    <meta:generator>LibreOffice/7.3.7.2$Linux_X86_64 LibreOffice_project/30$Build-2</meta:generator>
    <meta:document-statistic meta:object-count="169"/>
  </office:meta>
</office:document-meta>
</file>